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3cba"/>
    </style:style>
    <style:style style:name="P2" style:family="paragraph" style:parent-style-name="Standard">
      <style:text-properties officeooo:paragraph-rsid="001f8bfd"/>
    </style:style>
    <style:style style:name="P3" style:family="paragraph" style:parent-style-name="Standard">
      <style:text-properties officeooo:rsid="003a4935" officeooo:paragraph-rsid="003a4935"/>
    </style:style>
    <style:style style:name="T1" style:family="text">
      <style:text-properties officeooo:rsid="0010a715"/>
    </style:style>
    <style:style style:name="T2" style:family="text">
      <style:text-properties officeooo:rsid="0010e772"/>
    </style:style>
    <style:style style:name="T3" style:family="text">
      <style:text-properties officeooo:rsid="00119d66"/>
    </style:style>
    <style:style style:name="T4" style:family="text">
      <style:text-properties officeooo:rsid="00133d94"/>
    </style:style>
    <style:style style:name="T5" style:family="text">
      <style:text-properties officeooo:rsid="0015e5f8"/>
    </style:style>
    <style:style style:name="T6" style:family="text">
      <style:text-properties officeooo:rsid="00198175"/>
    </style:style>
    <style:style style:name="T7" style:family="text">
      <style:text-properties officeooo:rsid="001a1a3d"/>
    </style:style>
    <style:style style:name="T8" style:family="text">
      <style:text-properties officeooo:rsid="001c50b0"/>
    </style:style>
    <style:style style:name="T9" style:family="text">
      <style:text-properties officeooo:rsid="001e3cba"/>
    </style:style>
    <style:style style:name="T10" style:family="text">
      <style:text-properties officeooo:rsid="001f8bfd"/>
    </style:style>
    <style:style style:name="T11" style:family="text">
      <style:text-properties officeooo:rsid="001f8e3a"/>
    </style:style>
    <style:style style:name="T12" style:family="text">
      <style:text-properties officeooo:rsid="0020f1a8"/>
    </style:style>
    <style:style style:name="T13" style:family="text">
      <style:text-properties officeooo:rsid="0021b775"/>
    </style:style>
    <style:style style:name="T14" style:family="text">
      <style:text-properties officeooo:rsid="0022342f"/>
    </style:style>
    <style:style style:name="T15" style:family="text">
      <style:text-properties officeooo:rsid="002329e4"/>
    </style:style>
    <style:style style:name="T16" style:family="text">
      <style:text-properties officeooo:rsid="00250753"/>
    </style:style>
    <style:style style:name="T17" style:family="text">
      <style:text-properties officeooo:rsid="00251ede"/>
    </style:style>
    <style:style style:name="T18" style:family="text">
      <style:text-properties officeooo:rsid="002594bf"/>
    </style:style>
    <style:style style:name="T19" style:family="text">
      <style:text-properties officeooo:rsid="002a0a95"/>
    </style:style>
    <style:style style:name="T20" style:family="text">
      <style:text-properties officeooo:rsid="002bbb17"/>
    </style:style>
    <style:style style:name="T21" style:family="text">
      <style:text-properties officeooo:rsid="002d39f3"/>
    </style:style>
    <style:style style:name="T22" style:family="text">
      <style:text-properties officeooo:rsid="002ef06e"/>
    </style:style>
    <style:style style:name="T23" style:family="text">
      <style:text-properties officeooo:rsid="003a4935"/>
    </style:style>
    <style:style style:name="T24" style:family="text">
      <style:text-properties officeooo:rsid="003c1c6c"/>
    </style:style>
    <style:style style:name="T25" style:family="text">
      <style:text-properties officeooo:rsid="003d320b"/>
    </style:style>
    <style:style style:name="T26" style:family="text">
      <style:text-properties officeooo:rsid="003d8484"/>
    </style:style>
    <style:style style:name="T27" style:family="text">
      <style:text-properties officeooo:rsid="003eca1a"/>
    </style:style>
    <style:style style:name="T28" style:family="text">
      <style:text-properties officeooo:rsid="003f6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6"> Qualitätssicherung wird begleitend zu allen Aktivitäten des Software Engineerings </text:span></text:p>
      <text:p text:style-name="Standard"><text:tab/><text:span text:style-name="T6">durchgeführt.</text:span></text:p>
      <text:p text:style-name="Standard"/>
      <text:p text:style-name="Standard">--<text:span text:style-name="T5">Softwarequalität--</text:span></text:p>
      <text:p text:style-name="Standard">→<text:span text:style-name="T2"> Qualität von Software: Je mehr Anforderungen der Spezifikation erfüllt wird, desto qualitativer</text:span></text:p>
      <text:p text:style-name="Standard"><text:tab/><text:span text:style-name="T3">ist die Software.</text:span></text:p>
      <text:p text:style-name="Standard"><text:tab/>→<text:span text:style-name="T4"> Oder: Software erfüllt für den Kunden ihre tatsächliche Anforderungen.</text:span></text:p>
      <text:p text:style-name="Standard">→<text:span text:style-name="T1"> Bestimmung der Software<text:tab/>qualität durch Spezifikation.</text:span></text:p>
      <text:p text:style-name="Standard">→<text:span text:style-name="T5"> Nicht nur Bestimmung der Qualität als ganzes (komplette Software), sondern auch die Artefakte <text:tab/>während der Entwicklung ( Softwaremodelle, Anforderungen, Architektur, Dokumente, </text:span></text:p>
      <text:p text:style-name="Standard"><text:tab/><text:span text:style-name="T5">Softwarekomponenten). </text:span></text:p>
      <text:p text:style-name="Standard"/>
      <text:p text:style-name="Standard">--<text:span text:style-name="T7">Qualitätsmanagement--</text:span></text:p>
      <text:p text:style-name="Standard">→<text:span text:style-name="T7"> Zusammenfassung alle Maßnahmen zur Verbesserung der: Qualität, Prozessen, Leistungen</text:span></text:p>
      <text:p text:style-name="Standard">→<text:span text:style-name="T8"> Risiko bis zum Ende zu warten, um die gesamte SW anhand der Qualität zu testen ist zu hoch,</text:span></text:p>
      <text:p text:style-name="Standard"><text:tab/><text:span text:style-name="T8">daher werden während der SW-Entwicklung code-Fragmente anhand ihrer Qualität getestet.</text:span></text:p>
      <text:p text:style-name="P1">→<text:span text:style-name="T9"> Auch RE, Spezifikation und Architektur müssen anhand ihrer Qualität getestet werden, da Fehler</text:span></text:p>
      <text:p text:style-name="P2"><text:span text:style-name="T9"><text:tab/>sich im Programmcode fortpflanzen.</text:span></text:p>
      <text:p text:style-name="P2"><text:span text:style-name="T10">→ Aktivitäten im QM </text:span></text:p>
      <text:p text:style-name="P2"><text:tab/>• Qualitätsplanung: Erstellung und Dokumentation der Qualitätsanforderungen - gemeinsam <text:tab/><text:tab/>mit dem Auftraggeber </text:p>
      <text:p text:style-name="P2"><text:tab/>• Qualitätslenkung: Überwachung, Steuerung und Kontrolle von Aktivitäten zur <text:tab/><text:tab/><text:tab/><text:tab/>Qualitätsprüfung im Softwareentwicklungsprozess </text:p>
      <text:p text:style-name="P2"><text:tab/>• Qualitätsprüfung: Tätigkeiten, die sicherstellen, dass festgelegte Qualitätsanforderungen <text:tab/><text:tab/>für Produkte, Prozesse und Leistungen erfüllt werden </text:p>
      <text:p text:style-name="P2"><text:tab/>• Qualitätsverbesserung: Auswertung von Produkt- und Prozessdaten zur Verbesserung des <text:tab/><text:tab/>Qualitätsniveaus</text:p>
      <text:p text:style-name="Standard"><text:tab/></text:p>
      <text:p text:style-name="Standard"/>
      <text:p text:style-name="Standard">--<text:span text:style-name="T11">Konstruktives und analytisches Qualitätsmanagement--</text:span></text:p>
      <text:p text:style-name="Standard">→<text:span text:style-name="T11"> Konstruktives QM: Einleitung von Maßnahmen zur Qualitätssicherung vor Fertigstellung der <text:tab/>SW-Atefakte.</text:span></text:p>
      <text:p text:style-name="Standard"><text:tab/>→<text:span text:style-name="T11"> Technische Maßnahmen (welche Entwicklerwerkzeuge verwänden, welche Sprache)</text:span></text:p>
      <text:p text:style-name="Standard"><text:tab/>→<text:span text:style-name="T11"> Organisatorische Maßnahmen (Richtlinien, Standards, Checklisten)</text:span></text:p>
      <text:p text:style-name="Standard"><text:tab/>→<text:span text:style-name="T11"> Sozio-psychologische-Maßnahmen ( Arbeitsklima, gemeinsame Hobbys, Trainings)</text:span></text:p>
      <text:p text:style-name="Standard">→<text:span text:style-name="T11"> analytisches QM: Qualitätssicherung wird nach der Fertigstellung der SW-Artefakte <text:tab/>durchgeführt.</text:span></text:p>
      <text:p text:style-name="Standard"><text:tab/>→<text:span text:style-name="T12"> Statische Tests: <text:s/>Draufschauen auf fertige Artefakte.</text:span></text:p>
      <text:p text:style-name="Standard"><text:tab/>→<text:span text:style-name="T12"> Dynamische Tests: Ausführung mit Eingabewerten → Ergebnis bewerten (mit <text:tab/><text:tab/><text:tab/>auführbaren Artefakten).</text:span></text:p>
      <text:p text:style-name="Standard"/>
      <text:p text:style-name="Standard">--<text:span text:style-name="T13">Teststufen--</text:span></text:p>
      <text:p text:style-name="Standard">→<text:span text:style-name="T13"> Komponententest → Integrationstest → Systemtest → Abnahmetest</text:span></text:p>
      <text:p text:style-name="Standard"/>
      <text:p text:style-name="Standard">→<text:span text:style-name="T13"> Komponententest (Modultest, Unit Test)</text:span></text:p>
      <text:p text:style-name="Standard"><text:tab/>→<text:span text:style-name="T14"> Jede Komponente eines Systems wird separat Entwickelt (Module, Klassen).</text:span></text:p>
      <text:p text:style-name="Standard"><text:tab/><text:tab/><text:span text:style-name="T14">Dadurch können mehrere SW-Entwickler gleichzeitig an einem System Arbeiten.</text:span></text:p>
      <text:p text:style-name="Standard"><text:tab/><text:tab/><text:span text:style-name="T15">Komponente wird nach der Fertigstellung in das System Integriert.</text:span></text:p>
      <text:p text:style-name="Standard"><text:tab/>→<text:span text:style-name="T16"> Während und nach der Fertigstellung, kann die Komponente überprüft werden, ob</text:span></text:p>
      <text:p text:style-name="Standard"><text:tab/><text:tab/><text:span text:style-name="T17">sie den Anforderungen der Spezifikation gerecht wird.</text:span></text:p>
      <text:p text:style-name="Standard"/>
      <text:p text:style-name="Standard">→<text:span text:style-name="T17"> Integrationstest </text:span></text:p>
      <text:p text:style-name="Standard"><text:soft-page-break/><text:tab/>→<text:span text:style-name="T17"> Mindestens zwei Systeme werden integriert (zusammengeführt) und sind dann</text:span></text:p>
      <text:p text:style-name="Standard"><text:tab/><text:tab/><text:span text:style-name="T18">testbar (Zusammenspiel von Komponenten wird getestet).</text:span></text:p>
      <text:p text:style-name="Standard"><text:tab/>→<text:span text:style-name="T18"> Treiber und Dummies können unfertige Komponenten beim Test simulieren.</text:span></text:p>
      <text:p text:style-name="Standard"><text:tab/><text:tab/><text:span text:style-name="T19">Treiber(ruft Funktionen auf) → zu testende Komponente → Dummy(Komponente</text:span></text:p>
      <text:p text:style-name="Standard"><text:tab/><text:tab/><text:span text:style-name="T19">ruft Funktionen vom Dummy auf).</text:span></text:p>
      <text:p text:style-name="Standard"><text:tab/><text:tab/>→<text:span text:style-name="T19"> Insbesondere werden technische Schnittstellen durch Dummies und Treiber <text:tab/><text:tab/><text:tab/><text:tab/>Simuliert.</text:span></text:p>
      <text:p text:style-name="Standard"/>
      <text:p text:style-name="Standard">→<text:span text:style-name="T20"> Systemtest</text:span></text:p>
      <text:p text:style-name="Standard"><text:tab/>→<text:span text:style-name="T20"> Das System wird als ganzes getestet </text:span></text:p>
      <text:p text:style-name="Standard"><text:tab/>→<text:span text:style-name="T20"> Ziel: Überprüfung ob das System als ganzes alle Anforderungen erfüllt.</text:span></text:p>
      <text:p text:style-name="Standard"><text:tab/>→<text:span text:style-name="T20"> Stress- und Lasttests </text:span></text:p>
      <text:p text:style-name="Standard"><text:tab/><text:tab/>→<text:span text:style-name="T21"> letzter Test vor der Übergabe</text:span></text:p>
      <text:p text:style-name="Standard"/>
      <text:p text:style-name="Standard">→<text:span text:style-name="T21"> Abnahmetest</text:span></text:p>
      <text:p text:style-name="Standard"><text:tab/>→<text:span text:style-name="T21"> System ist beim Auftraggeber installiert → Test unter Betriebsbedingung.</text:span></text:p>
      <text:p text:style-name="Standard"><text:tab/>→<text:span text:style-name="T21"> Test ob vertragliche Leistungen erfüllt sind</text:span></text:p>
      <text:p text:style-name="Standard"><text:tab/>→<text:span text:style-name="T21"> Auftraggeber führt den Test durch.</text:span></text:p>
      <text:p text:style-name="Standard"><text:tab/></text:p>
      <text:p text:style-name="Standard">--<text:span text:style-name="T21">Betrieb--</text:span></text:p>
      <text:p text:style-name="Standard">→<text:span text:style-name="T21"> Sicherstellung der Verfügbarkeit (gegen Ausfall absichern)</text:span></text:p>
      <text:p text:style-name="Standard"/>
      <text:p text:style-name="Standard">→<text:span text:style-name="T22"> Releaseplanung</text:span></text:p>
      <text:p text:style-name="Standard"><text:tab/>→<text:span text:style-name="T22"> Bekanntgabe, wann Änderungen und Anpassung in Betrieb genommen werden.</text:span></text:p>
      <text:p text:style-name="Standard"/>
      <text:p text:style-name="Standard">→<text:span text:style-name="T23"> IT-Service-Management</text:span></text:p>
      <text:p text:style-name="Standard"><text:tab/>→<text:span text:style-name="T23"> Bereitstellung der Software und Hardware Infrastruktur (wird für Betrieb der Anwendung <text:tab/><text:tab/>benötigt).</text:span></text:p>
      <text:p text:style-name="P3"/>
      <text:p text:style-name="P3">--<text:span text:style-name="T24">Weiterentwicklung--</text:span></text:p>
      <text:p text:style-name="P3">→<text:span text:style-name="T25"> Herausforderungen der Weiterentwicklung </text:span></text:p>
      <text:p text:style-name="P3"><text:tab/>→<text:span text:style-name="T25"> Degeneration der Architektur bei jeder Weiterentwicklung.</text:span></text:p>
      <text:p text:style-name="P3"><text:tab/>→<text:span text:style-name="T26"> Dokumentation nicht Aktuell (System angepasst aber Dokumentation nicht)</text:span></text:p>
      <text:p text:style-name="P3"><text:tab/>→<text:span text:style-name="T27"> Fehlendes Wissen alter Technologien alte Programmiersprachen (Entwickler weg).</text:span></text:p>
      <text:p text:style-name="P3"/>
      <text:p text:style-name="P3">→<text:span text:style-name="T28"> Architektur- und Dokumentationsdizipl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23.158512324</meta:creation-date>
    <meta:generator>LibreOffice/6.0.7.3$Linux_X86_64 LibreOffice_project/00m0$Build-3</meta:generator>
    <dc:date>2019-07-24T12:24:17.904761843</dc:date>
    <meta:editing-duration>PT16H18M22S</meta:editing-duration>
    <meta:editing-cycles>36</meta:editing-cycles>
    <meta:document-statistic meta:table-count="0" meta:image-count="0" meta:object-count="0" meta:page-count="2" meta:paragraph-count="66" meta:word-count="490" meta:character-count="3990" meta:non-whitespace-character-count="3488"/>
  </office:meta>
</office:document-meta>
</file>